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9.7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. Ayuso, J.A. Cuchí, F. Lera and J.L. Villarroel, A deep insight into avalanche transceivers for optimizing rescue. Cold Reg</text:p>
      <text:p text:style-name="P1">ions </text:p>
      <text:p text:style-name="P1">Science and Technology. V. 111, pp. 80</text:p>
      <text:p text:style-name="P1">-94. March 2015</text:p>
      <text:p text:style-name="Standard"/>
      <text:p text:style-name="Standard">https://diis.unizar.es/Memorias/memoria-14-15.pdf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21T19:45:49.658508398</meta:creation-date>
    <dc:date>2019-08-23T19:26:42.507025414</dc:date>
    <meta:editing-duration>PT7H54M9S</meta:editing-duration>
    <meta:editing-cycles>3</meta:editing-cycles>
    <meta:generator>LibreOffice/6.3.0.4$Linux_X86_64 LibreOffice_project/30$Build-4</meta:generator>
    <meta:document-statistic meta:table-count="0" meta:image-count="0" meta:object-count="0" meta:page-count="1" meta:paragraph-count="5" meta:word-count="32" meta:character-count="232" meta:non-whitespace-character-count="204"/>
  </office:meta>
</office:document-meta>
</file>